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28.<text:s/>Write the prolog program for Medical Diagnosis</text:p>
      <text:p text:style-name="Normal"/>
      <text:p text:style-name="Normal">% --- Facts: symptom(Patient, Symptom) ---</text:p>
      <text:p text:style-name="Normal"/>
      <text:p text:style-name="Normal">% You can manually enter patient symptoms or define interactive questions</text:p>
      <text:p text:style-name="Normal"/>
      <text:p text:style-name="Normal">% --- Disease rules based on symptoms ---</text:p>
      <text:p text:style-name="Normal"/>
      <text:p text:style-name="Normal">disease(flu) :-</text:p>
      <text:p text:style-name="Normal"><text:s text:c="4"/>symptom(fever),</text:p>
      <text:p text:style-name="Normal"><text:s text:c="4"/>symptom(cough),</text:p>
      <text:p text:style-name="Normal"><text:s text:c="4"/>symptom(body_ache).</text:p>
      <text:p text:style-name="Normal"/>
      <text:p text:style-name="Normal">disease(cold) :-</text:p>
      <text:p text:style-name="Normal"><text:s text:c="4"/>symptom(cough),</text:p>
      <text:p text:style-name="Normal"><text:s text:c="4"/>symptom(sneezing),</text:p>
      <text:p text:style-name="Normal"><text:s text:c="4"/>symptom(runny_nose).</text:p>
      <text:p text:style-name="Normal"/>
      <text:p text:style-name="Normal">disease(malaria) :-</text:p>
      <text:p text:style-name="Normal"><text:s text:c="4"/>symptom(fever),</text:p>
      <text:p text:style-name="Normal"><text:s text:c="4"/>symptom(chills),</text:p>
      <text:p text:style-name="Normal"><text:s text:c="4"/>symptom(sweating).</text:p>
      <text:p text:style-name="Normal"/>
      <text:p text:style-name="Normal">disease(covid19) :-</text:p>
      <text:p text:style-name="Normal"><text:s text:c="4"/>symptom(fever),</text:p>
      <text:p text:style-name="Normal"><text:s text:c="4"/>symptom(cough),</text:p>
      <text:p text:style-name="Normal"><text:s text:c="4"/>symptom(loss_of_taste),</text:p>
      <text:p text:style-name="Normal"><text:s text:c="4"/>symptom(breathing_difficulty).</text:p>
      <text:p text:style-name="Normal"/>
      <text:p text:style-name="Normal">disease(allergy) :-</text:p>
      <text:p text:style-name="Normal"><text:s text:c="4"/>symptom(sneezing),</text:p>
      <text:soft-page-break/>
      <text:p text:style-name="Normal"><text:s text:c="4"/>symptom(runny_nose),</text:p>
      <text:p text:style-name="Normal"><text:s text:c="4"/>symptom(itchy_eyes).</text:p>
      <text:p text:style-name="Normal"/>
      <text:p text:style-name="Normal">% --- Ask symptoms interactively (for SWI-Prolog)</text:p>
      <text:p text:style-name="Normal"/>
      <text:p text:style-name="Normal">symptom(X) :-</text:p>
      <text:p text:style-name="Normal"><text:s text:c="4"/>write('Do you have '), write(X), write('? (yes/no): '),</text:p>
      <text:p text:style-name="Normal"><text:s text:c="4"/>read(Reply),</text:p>
      <text:p text:style-name="Normal"><text:s text:c="4"/>Reply = yes.</text:p>
      <text:p text:style-name="Normal"/>
      <text:p text:style-name="Normal">Output:</text:p>
      <text:p text:style-name="Normal">Do you have fever? (yes/no): yes.</text:p>
      <text:p text:style-name="Normal">Do you have cough? (yes/no): yes.</text:p>
      <text:p text:style-name="Normal">Do you have loss_of_taste? (yes/no): yes.</text:p>
      <text:p text:style-name="Normal">Do you have breathing_difficulty? (yes/no): yes.</text:p>
      <text:p text:style-name="Normal"/>
      <text:p text:style-name="Normal">D = covid19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8T16:26:00Z</meta:creation-date>
    <dc:date>2025-07-08T16:27:00Z</dc:date>
    <meta:template xlink:href="Normal.dotm" xlink:type="simple"/>
    <meta:editing-cycles>1</meta:editing-cycles>
    <meta:editing-duration>PT60S</meta:editing-duration>
    <meta:document-statistic meta:page-count="2" meta:paragraph-count="2" meta:word-count="152" meta:character-count="1023" meta:row-count="7" meta:non-whitespace-character-count="873"/>
  </office:meta>
</office:document-meta>
</file>